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6572AD7246597624.png" manifest:media-type="image/png"/>
  <manifest:file-entry manifest:full-path="Pictures/1000020100000780000004389CC13EFA2CAC8592.png" manifest:media-type="image/png"/>
  <manifest:file-entry manifest:full-path="Pictures/1000020100000780000004382D8F49B58600BCF6.png" manifest:media-type="image/png"/>
  <manifest:file-entry manifest:full-path="Pictures/10000201000007800000043862B0BD12720D63E4.png" manifest:media-type="image/png"/>
  <manifest:file-entry manifest:full-path="Pictures/100002010000078000000438C3A1697A90B1352E.png" manifest:media-type="image/png"/>
  <manifest:file-entry manifest:full-path="Pictures/100002010000078000000438E5A6917888F2876D.png" manifest:media-type="image/png"/>
  <manifest:file-entry manifest:full-path="Pictures/100002010000078000000438E6906A45DEA0DD21.png" manifest:media-type="image/png"/>
  <manifest:file-entry manifest:full-path="Pictures/100002010000078000000438FFD012A347BF8276.png" manifest:media-type="image/png"/>
  <manifest:file-entry manifest:full-path="Pictures/1000020100000780000004381FEC20BC3D95935F.png" manifest:media-type="image/png"/>
  <manifest:file-entry manifest:full-path="Pictures/1000020100000780000004388834FDB60AA959E8.png" manifest:media-type="image/png"/>
  <manifest:file-entry manifest:full-path="Pictures/1000020100000780000004382C0ACAE8DA3FEA8D.png" manifest:media-type="image/png"/>
  <manifest:file-entry manifest:full-path="Pictures/100002010000078000000438020CEDC40C15ECD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2" text:anchor-type="char" svg:x="-0.0535in" svg:y="0.3083in" svg:width="6.9252in" svg:height="3.8953in" draw:z-index="11"><draw:image xlink:href="Pictures/1000020100000780000004386572AD7246597624.png" xlink:type="simple" xlink:show="embed" xlink:actuate="onLoad" loext:mime-type="image/png"/></draw:frame><draw:frame draw:style-name="fr1" draw:name="Image11" text:anchor-type="char" svg:x="0.0756in" svg:y="5.2374in" svg:width="6.9252in" svg:height="3.8953in" draw:z-index="10"><draw:image xlink:href="Pictures/1000020100000780000004389CC13EFA2CAC8592.png" xlink:type="simple" xlink:show="embed" xlink:actuate="onLoad" loext:mime-type="image/png"/></draw:frame></text:p>
      <text:p text:style-name="P1"><draw:frame draw:style-name="fr1" draw:name="Image10" text:anchor-type="char" svg:x="-0.0228in" svg:y="0.3673in" svg:width="6.9252in" svg:height="3.8953in" draw:z-index="9"><draw:image xlink:href="Pictures/1000020100000780000004382D8F49B58600BCF6.png" xlink:type="simple" xlink:show="embed" xlink:actuate="onLoad" loext:mime-type="image/png"/></draw:frame><draw:frame draw:style-name="fr1" draw:name="Image9" text:anchor-type="char" svg:x="0in" svg:y="4.5354in" svg:width="6.9252in" svg:height="3.8953in" draw:z-index="8"><draw:image xlink:href="Pictures/100002010000078000000438C3A1697A90B1352E.png" xlink:type="simple" xlink:show="embed" xlink:actuate="onLoad" loext:mime-type="image/png"/></draw:frame></text:p>
      <text:p text:style-name="P1"><draw:frame draw:style-name="fr1" draw:name="Image8" text:anchor-type="char" svg:x="0in" svg:y="0.3543in" svg:width="6.9252in" svg:height="3.8953in" draw:z-index="7"><draw:image xlink:href="Pictures/100002010000078000000438E5A6917888F2876D.png" xlink:type="simple" xlink:show="embed" xlink:actuate="onLoad" loext:mime-type="image/png"/></draw:frame><draw:frame draw:style-name="fr1" draw:name="Image7" text:anchor-type="char" svg:x="-0.0374in" svg:y="5.3626in" svg:width="6.9252in" svg:height="3.8953in" draw:z-index="6"><draw:image xlink:href="Pictures/100002010000078000000438FFD012A347BF8276.png" xlink:type="simple" xlink:show="embed" xlink:actuate="onLoad" loext:mime-type="image/png"/></draw:frame></text:p>
      <text:p text:style-name="P1"><draw:frame draw:style-name="fr1" draw:name="Image6" text:anchor-type="char" svg:x="-0.0299in" svg:y="0.3402in" svg:width="6.9252in" svg:height="3.8953in" draw:z-index="5"><draw:image xlink:href="Pictures/100002010000078000000438E6906A45DEA0DD21.png" xlink:type="simple" xlink:show="embed" xlink:actuate="onLoad" loext:mime-type="image/png"/></draw:frame><draw:frame draw:style-name="fr1" draw:name="Image5" text:anchor-type="char" svg:x="-0.1063in" svg:y="5.0665in" svg:width="6.9252in" svg:height="3.8953in" draw:z-index="4"><draw:image xlink:href="Pictures/10000201000007800000043862B0BD12720D63E4.png" xlink:type="simple" xlink:show="embed" xlink:actuate="onLoad" loext:mime-type="image/png"/></draw:frame></text:p>
      <text:p text:style-name="P1"><draw:frame draw:style-name="fr1" draw:name="Image4" text:anchor-type="char" svg:x="0.061in" svg:y="-0.6898in" svg:width="6.9252in" svg:height="3.8953in" draw:z-index="3"><draw:image xlink:href="Pictures/1000020100000780000004381FEC20BC3D95935F.png" xlink:type="simple" xlink:show="embed" xlink:actuate="onLoad" loext:mime-type="image/png"/></draw:frame><draw:frame draw:style-name="fr1" draw:name="Image3" text:anchor-type="char" svg:x="-0.0146in" svg:y="3.9008in" svg:width="6.9252in" svg:height="3.8953in" draw:z-index="2"><draw:image xlink:href="Pictures/1000020100000780000004382C0ACAE8DA3FEA8D.png" xlink:type="simple" xlink:show="embed" xlink:actuate="onLoad" loext:mime-type="image/png"/></draw:frame></text:p>
      <text:p text:style-name="P1"><draw:frame draw:style-name="fr1" draw:name="Image1" text:anchor-type="char" svg:x="0.0909in" svg:y="4.6437in" svg:width="6.9252in" svg:height="3.8953in" draw:z-index="0"><draw:image xlink:href="Pictures/100002010000078000000438020CEDC40C15ECD4.png" xlink:type="simple" xlink:show="embed" xlink:actuate="onLoad" loext:mime-type="image/png"/></draw:frame><draw:frame draw:style-name="fr1" draw:name="Image2" text:anchor-type="char" svg:x="0.0909in" svg:y="0.4016in" svg:width="6.9252in" svg:height="3.8953in" draw:z-index="1"><draw:image xlink:href="Pictures/1000020100000780000004388834FDB60AA959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26T20:22:20.802000000</meta:creation-date>
    <dc:date>2022-05-26T20:26:56.466000000</dc:date>
    <meta:editing-duration>PT4M36S</meta:editing-duration>
    <meta:editing-cycles>1</meta:editing-cycles>
    <meta:document-statistic meta:table-count="0" meta:image-count="12" meta:object-count="0" meta:page-count="6" meta:paragraph-count="0" meta:word-count="0" meta:character-count="0" meta:non-whitespace-character-count="0"/>
    <meta:generator>LibreOffice/6.4.0.3$Windows_X86_64 LibreOffice_project/b0a288ab3d2d4774cb44b62f04d5d28733ac6df8</meta:generator>
  </office:meta>
</office:document-meta>
</file>